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>
        <style:tab-stops>
          <style:tab-stop style:position="0.212cm"/>
        </style:tab-stops>
      </style:paragraph-properties>
      <style:text-properties fo:font-variant="normal" fo:text-transform="none" fo:color="#2d3e50" style:font-name="Source Sans Pro" fo:font-size="10.5pt" fo:letter-spacing="normal" fo:font-style="normal" fo:font-weight="normal" officeooo:rsid="00076819" officeooo:paragraph-rsid="00076819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09c7c4" officeooo:paragraph-rsid="0009c7c4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0cdec1" officeooo:paragraph-rsid="000cdec1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0df2d4" officeooo:paragraph-rsid="000df2d4" style:font-weight-asian="normal" style:font-weight-complex="normal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0fd7f7" officeooo:paragraph-rsid="000fd7f7" style:font-weight-asian="normal" style:font-weight-complex="normal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372f4" officeooo:paragraph-rsid="001372f4" style:font-weight-asian="normal" style:font-weight-complex="normal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043c7" officeooo:paragraph-rsid="001043c7"/>
    </style:style>
    <style:style style:name="P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372f4" officeooo:paragraph-rsid="001372f4"/>
    </style:style>
    <style:style style:name="P9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>
        <style:tab-stops>
          <style:tab-stop style:position="0.212cm"/>
        </style:tab-stops>
      </style:paragraph-properties>
      <style:text-properties fo:font-variant="normal" fo:text-transform="none" fo:color="#2d3e50" style:font-name="Source Sans Pro" fo:font-size="10.5pt" fo:letter-spacing="normal" fo:font-style="normal" fo:font-weight="normal" officeooo:rsid="00076819" officeooo:paragraph-rsid="00076819"/>
    </style:style>
    <style:style style:name="P10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09c7c4" officeooo:paragraph-rsid="0009c7c4"/>
    </style:style>
    <style:style style:name="P11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0df2d4" officeooo:paragraph-rsid="000df2d4" style:font-weight-asian="normal" style:font-weight-complex="normal"/>
    </style:style>
    <style:style style:name="P12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0fd7f7" officeooo:paragraph-rsid="000fd7f7" style:font-weight-asian="normal" style:font-weight-complex="normal"/>
    </style:style>
    <style:style style:name="P13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372f4" officeooo:paragraph-rsid="001372f4" style:font-weight-asian="normal" style:font-weight-complex="normal"/>
    </style:style>
    <style:style style:name="P14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043c7" officeooo:paragraph-rsid="001043c7"/>
    </style:style>
    <style:style style:name="P15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372f4" officeooo:paragraph-rsid="001372f4"/>
    </style:style>
    <style:style style:name="P16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0cdec1" officeooo:paragraph-rsid="000cdec1" style:font-weight-asian="bold" style:font-weight-complex="bold"/>
    </style:style>
    <style:style style:name="P17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>
        <style:tab-stops>
          <style:tab-stop style:position="0.212cm"/>
        </style:tab-stops>
      </style:paragraph-properties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18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19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>
        <style:tab-stops>
          <style:tab-stop style:position="0.212cm"/>
        </style:tab-stops>
      </style:paragraph-properties>
      <style:text-properties fo:font-variant="normal" fo:text-transform="none" fo:color="#2d3e50" style:font-name="Source Sans Pro" fo:font-size="10.5pt" fo:letter-spacing="normal" fo:font-style="normal" fo:font-weight="bold" officeooo:rsid="00076819" officeooo:paragraph-rsid="00076819" style:font-weight-asian="bold" style:font-weight-complex="bold"/>
    </style:style>
    <style:style style:name="P20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09c7c4" officeooo:paragraph-rsid="0009c7c4" style:font-weight-asian="bold" style:font-weight-complex="bold"/>
    </style:style>
    <style:style style:name="P21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0cdec1" officeooo:paragraph-rsid="000cdec1" style:font-weight-asian="bold" style:font-weight-complex="bold"/>
    </style:style>
    <style:style style:name="P22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0df2d4" officeooo:paragraph-rsid="000df2d4" style:font-weight-asian="bold" style:font-weight-complex="bold"/>
    </style:style>
    <style:style style:name="P23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0fd7f7" officeooo:paragraph-rsid="000fd7f7" style:font-weight-asian="bold" style:font-weight-complex="bold"/>
    </style:style>
    <style:style style:name="P24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043c7" officeooo:paragraph-rsid="001043c7" style:font-weight-asian="bold" style:font-weight-complex="bold"/>
    </style:style>
    <style:style style:name="P25" style:family="paragraph" style:parent-style-name="Text_20_body" style:list-style-name="L1">
      <style:paragraph-properties fo:margin-top="0cm" fo:margin-bottom="0.265cm" loext:contextual-spacing="false" fo:text-align="justify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26" style:family="paragraph" style:parent-style-name="Text_20_body" style:list-style-name="L1">
      <style:paragraph-properties fo:margin-top="0cm" fo:margin-bottom="0.265cm" loext:contextual-spacing="false" fo:text-align="justify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372f4" officeooo:paragraph-rsid="001372f4" style:font-weight-asian="bold" style:font-weight-complex="bold"/>
    </style:style>
    <style:style style:name="P27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372f4" officeooo:paragraph-rsid="001372f4" style:font-weight-asian="bold" style:font-weight-complex="bold"/>
    </style:style>
    <style:style style:name="P2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043c7" officeooo:paragraph-rsid="001043c7"/>
    </style:style>
    <style:style style:name="T1" style:family="text">
      <style:text-properties officeooo:rsid="0008fd06"/>
    </style:style>
    <style:style style:name="T2" style:family="text">
      <style:text-properties officeooo:rsid="000af281"/>
    </style:style>
    <style:style style:name="T3" style:family="text">
      <style:text-properties officeooo:rsid="001f5664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094293" text:style-name="L1">
        <text:list-item>
          <text:p text:style-name="P17">Write Java code to define List . Insert 5 floating point numbers in List, and using an iterator, find the sum of the numbers in List.</text:p>
          <text:p text:style-name="P19">Ans. <text:span text:style-name="T1">(Q1.java)</text:span></text:p>
        </text:list-item>
      </text:list>
      <text:p text:style-name="P1">import java.util.ArrayList;</text:p>
      <text:p text:style-name="P1">import java.util.Iterator;</text:p>
      <text:p text:style-name="P1">import java.util.List;</text:p>
      <text:p text:style-name="P1"/>
      <text:p text:style-name="P1">public class Q1 {</text:p>
      <text:p text:style-name="P1"/>
      <text:p text:style-name="P1"><text:s text:c="4"/>public static void main(String args[])</text:p>
      <text:p text:style-name="P1"><text:s text:c="4"/>{</text:p>
      <text:p text:style-name="P1"><text:s text:c="8"/>List&lt;Float&gt; list = new ArrayList&lt;&gt;();</text:p>
      <text:p text:style-name="P1"><text:s text:c="8"/>list.add(1.1f);</text:p>
      <text:p text:style-name="P1"><text:s text:c="8"/>list.add(2.2f);</text:p>
      <text:p text:style-name="P1"><text:s text:c="8"/>list.add(3.3f);</text:p>
      <text:p text:style-name="P1"><text:s text:c="8"/>list.add(4.4f);</text:p>
      <text:p text:style-name="P1"><text:s text:c="8"/>list.add(5.5f);</text:p>
      <text:p text:style-name="P1"><text:s text:c="8"/></text:p>
      <text:p text:style-name="P1"><text:s text:c="8"/>Iterator&lt;Float&gt; iterator = list.iterator();</text:p>
      <text:p text:style-name="P1"><text:s text:c="8"/>Float sum = 0.0f;</text:p>
      <text:p text:style-name="P1"><text:s text:c="8"/>while(iterator.hasNext())</text:p>
      <text:p text:style-name="P1"><text:s text:c="8"/>{</text:p>
      <text:p text:style-name="P1"><text:s text:c="12"/>sum = sum + iterator.next();</text:p>
      <text:p text:style-name="P1"><text:s text:c="8"/>}</text:p>
      <text:p text:style-name="P1"><text:s text:c="8"/>System.out.println("Sum of floating list is : " + sum);</text:p>
      <text:p text:style-name="P1"/>
      <text:p text:style-name="P1"><text:s text:c="4"/>}</text:p>
      <text:p text:style-name="P1">}</text:p>
      <text:p text:style-name="P1"/>
      <text:p text:style-name="P9"/>
      <text:list xml:id="list133332443251524" text:continue-numbering="true" text:style-name="L1">
        <text:list-item>
          <text:p text:style-name="P18">Write a method that takes a string and returns the number of unique characters in the string.</text:p>
          <text:p text:style-name="P20">Ans. <text:span text:style-name="T2">(Q2.java)</text:span></text:p>
        </text:list-item>
      </text:list>
      <text:p text:style-name="P2">import java.util.HashSet;</text:p>
      <text:p text:style-name="P2">import java.util.Set;</text:p>
      <text:p text:style-name="P2"/>
      <text:p text:style-name="P2">public class Q2 {</text:p>
      <text:p text:style-name="P2"/>
      <text:p text:style-name="P2"><text:s text:c="4"/>private int uniqueCharacters(String s)</text:p>
      <text:p text:style-name="P2"><text:s text:c="4"/>{</text:p>
      <text:p text:style-name="P2"><text:s text:c="8"/>Set&lt;Character&gt; set = new HashSet&lt;&gt;();</text:p>
      <text:p text:style-name="P2"><text:s text:c="8"/>for(int i = 0 ; i &lt; s.length() ; i++)</text:p>
      <text:p text:style-name="P2"><text:s text:c="8"/>{</text:p>
      <text:p text:style-name="P2"><text:s text:c="12"/>//it will override the duplicate character</text:p>
      <text:p text:style-name="P2"><text:s text:c="12"/>set.add(s.charAt(i));</text:p>
      <text:p text:style-name="P2"><text:s text:c="8"/>}</text:p>
      <text:p text:style-name="P2"><text:s text:c="8"/>return set.size();</text:p>
      <text:p text:style-name="P2"><text:s text:c="4"/>}</text:p>
      <text:p text:style-name="P2"/>
      <text:p text:style-name="P2"><text:s text:c="4"/>public static void main(String args[])</text:p>
      <text:p text:style-name="P2"><text:s text:c="4"/>{</text:p>
      <text:p text:style-name="P2"><text:s text:c="8"/>String str = "gurvinder"; //number of unique characters : g,u,r,v,i,n,d,e (8)</text:p>
      <text:p text:style-name="P2"><text:s text:c="8"/>System.out.println("Number of unique chracters in string is : " + new Q2().uniqueCharacters(str));</text:p>
      <text:p text:style-name="P2"><text:s text:c="4"/>}</text:p>
      <text:p text:style-name="P2">}</text:p>
      <text:p text:style-name="P2"/>
      <text:p text:style-name="P10"/>
      <text:list xml:id="list133331968498834" text:continue-numbering="true" text:style-name="L1">
        <text:list-item>
          <text:p text:style-name="P18"><text:bookmark-start text:name="__DdeLink__20_1012404454"/>Write a method that takes a string and print the number of occurrence of each character characters in the string.<text:bookmark-end text:name="__DdeLink__20_1012404454"/></text:p>
          <text:p text:style-name="P21">Ans. (Q3.java)</text:p>
        </text:list-item>
      </text:list>
      <text:p text:style-name="P3">import java.util.HashMap;</text:p>
      <text:p text:style-name="P3">import java.util.Map;</text:p>
      <text:p text:style-name="P3"/>
      <text:p text:style-name="P3">public class Q3 {</text:p>
      <text:p text:style-name="P3"/>
      <text:p text:style-name="P3"><text:s text:c="4"/>//Write a method that takes a string and print the number of occurrence of each character characters in the string.</text:p>
      <text:p text:style-name="P3"/>
      <text:p text:style-name="P3"><text:s text:c="4"/>private void occurrences(String s)</text:p>
      <text:p text:style-name="P3"><text:s text:c="4"/>{</text:p>
      <text:p text:style-name="P3"><text:s text:c="8"/>Map&lt;Character, Integer&gt; map = new HashMap&lt;&gt;();</text:p>
      <text:p text:style-name="P3"><text:s text:c="8"/>for(char c : s.toCharArray())</text:p>
      <text:p text:style-name="P3"><text:s text:c="8"/>{</text:p>
      <text:p text:style-name="P3"><text:s text:c="12"/>if(map.containsKey(c)){</text:p>
      <text:p text:style-name="P3"><text:s text:c="16"/>map.put(c, map.get(c) + 1);</text:p>
      <text:p text:style-name="P3"><text:s text:c="12"/>}</text:p>
      <text:p text:style-name="P3"><text:s text:c="12"/>else{</text:p>
      <text:p text:style-name="P3"><text:s text:c="16"/>map.put(c, 1);</text:p>
      <text:p text:style-name="P3"><text:s text:c="12"/>}</text:p>
      <text:p text:style-name="P3"><text:s text:c="8"/>}</text:p>
      <text:p text:style-name="P3"><text:s text:c="8"/>System.out.println("Occurrences of characters are as follows : " + map);</text:p>
      <text:p text:style-name="P3"><text:s text:c="4"/>}</text:p>
      <text:p text:style-name="P3"/>
      <text:p text:style-name="P3"><text:s text:c="4"/>public static void main(String args[])</text:p>
      <text:p text:style-name="P3"><text:s text:c="4"/>{</text:p>
      <text:p text:style-name="P3"><text:s text:c="8"/>String str = "this is string";</text:p>
      <text:p text:style-name="P3"><text:s text:c="8"/>new Q3().occurrences(str);</text:p>
      <text:p text:style-name="P3"><text:s text:c="4"/>}</text:p>
      <text:p text:style-name="P3">}</text:p>
      <text:p text:style-name="P16"/>
      <text:list xml:id="list133332097213762" text:continue-numbering="true" text:style-name="L1">
        <text:list-item>
          <text:p text:style-name="P18"><text:bookmark-start text:name="__DdeLink__22_1012404454"/>Write a program to sort Employee objects based on highest salary using Comparator. Employee class{ Double Age; Double Salary; String Name<text:bookmark-end text:name="__DdeLink__22_1012404454"/></text:p>
          <text:p text:style-name="P22">Ans.</text:p>
        </text:list-item>
      </text:list>
      <text:p text:style-name="P4">import java.util.ArrayList;</text:p>
      <text:p text:style-name="P4">import java.util.Collections;</text:p>
      <text:p text:style-name="P4">import java.util.Comparator;</text:p>
      <text:p text:style-name="P4">import java.util.List;</text:p>
      <text:p text:style-name="P4"/>
      <text:p text:style-name="P4">class Employee implements Comparator&lt;Employee&gt;</text:p>
      <text:p text:style-name="P4">{</text:p>
      <text:p text:style-name="P4"><text:s text:c="4"/>Double age;</text:p>
      <text:p text:style-name="P4"><text:s text:c="4"/>Double salary;</text:p>
      <text:p text:style-name="P4"><text:s text:c="4"/>String name;</text:p>
      <text:p text:style-name="P4"/>
      <text:p text:style-name="P4"><text:s text:c="4"/>Employee(){}</text:p>
      <text:p text:style-name="P4"/>
      <text:p text:style-name="P4"><text:s text:c="4"/>Employee(Double age, Double salary, String name)</text:p>
      <text:p text:style-name="P4"><text:s text:c="4"/>{</text:p>
      <text:p text:style-name="P4"><text:s text:c="8"/>this.age = age;</text:p>
      <text:p text:style-name="P4"><text:s text:c="8"/>this.salary = salary;</text:p>
      <text:p text:style-name="P4"><text:s text:c="8"/>this.name = name;</text:p>
      <text:p text:style-name="P4"><text:s text:c="4"/>}</text:p>
      <text:p text:style-name="P4"/>
      <text:p text:style-name="P4"><text:s text:c="4"/>@Override</text:p>
      <text:p text:style-name="P4"><text:s text:c="4"/>public int compare(Employee e1, Employee e2)</text:p>
      <text:p text:style-name="P4"><text:s text:c="4"/>{</text:p>
      <text:p text:style-name="P4"><text:s text:c="8"/>if(e1.salary &gt; e2.salary)</text:p>
      <text:p text:style-name="P4"><text:s text:c="12"/>return 1;</text:p>
      <text:p text:style-name="P4"><text:s text:c="8"/>else if(e1.salary &lt; e2.salary)</text:p>
      <text:p text:style-name="P4"><text:s text:c="12"/>return -1;</text:p>
      <text:p text:style-name="P4"><text:s text:c="8"/>return 0;</text:p>
      <text:p text:style-name="P4"><text:s text:c="4"/>}</text:p>
      <text:p text:style-name="P4">}</text:p>
      <text:p text:style-name="P4"><text:soft-page-break/></text:p>
      <text:p text:style-name="P4">public class Q4 {</text:p>
      <text:p text:style-name="P4"/>
      <text:p text:style-name="P4"><text:s text:c="4"/>//Write a program to sort Employee objects based on highest salary using Comparator. Employee class{ Double Age; Double Salary; String Name</text:p>
      <text:p text:style-name="P4"/>
      <text:p text:style-name="P4"><text:s text:c="4"/>public static void main(String args[])</text:p>
      <text:p text:style-name="P4"><text:s text:c="4"/>{</text:p>
      <text:p text:style-name="P4"><text:s text:c="8"/>List&lt;Employee&gt; list = new ArrayList&lt;&gt;();</text:p>
      <text:p text:style-name="P4"><text:s text:c="8"/>list.add(new Employee(20.0, 9000.0, "abc"));</text:p>
      <text:p text:style-name="P4"><text:s text:c="8"/>list.add(new Employee(22.0, 6000.0, "def"));</text:p>
      <text:p text:style-name="P4"><text:s text:c="8"/>list.add(new Employee(21.0, 8000.0, "ghi"));</text:p>
      <text:p text:style-name="P4"><text:s text:c="8"/>list.add(new Employee(23.0, 10000.0, "jkl"));</text:p>
      <text:p text:style-name="P4"/>
      <text:p text:style-name="P4"><text:s text:c="8"/>System.out.println("Before sorting : ");</text:p>
      <text:p text:style-name="P4"><text:s text:c="8"/>for(Employee emp : list)</text:p>
      <text:p text:style-name="P4"><text:s text:c="8"/>{</text:p>
      <text:p text:style-name="P4"><text:s text:c="12"/>System.out.println("name : " + emp.name + ", age : " + emp.age + ", salary : " + emp.salary);</text:p>
      <text:p text:style-name="P4"><text:s text:c="8"/>}</text:p>
      <text:p text:style-name="P4"/>
      <text:p text:style-name="P4"><text:s text:c="8"/>Collections.sort(list, new Employee());</text:p>
      <text:p text:style-name="P4"/>
      <text:p text:style-name="P4"/>
      <text:p text:style-name="P4"><text:s text:c="8"/>System.out.println("After sorting : ");</text:p>
      <text:p text:style-name="P4"><text:s text:c="8"/>for(Employee emp : list)</text:p>
      <text:p text:style-name="P4"><text:s text:c="8"/>{</text:p>
      <text:p text:style-name="P4"><text:s text:c="12"/>System.out.println("name : " + emp.name + ", age : " + emp.age + ", salary : " + emp.salary);</text:p>
      <text:p text:style-name="P4"><text:s text:c="8"/>}</text:p>
      <text:p text:style-name="P4"><text:s text:c="4"/>}</text:p>
      <text:p text:style-name="P4">}</text:p>
      <text:p text:style-name="P11"/>
      <text:list xml:id="list133330577822615" text:continue-numbering="true" text:style-name="L1">
        <text:list-item>
          <text:p text:style-name="P18"><text:bookmark-start text:name="__DdeLink__24_1012404454"/>Write a program to sort the Student objects based on Score , if the score are same then sort on First Name . Class Student{ String Name; Double Score; Double Age<text:bookmark-end text:name="__DdeLink__24_1012404454"/></text:p>
          <text:p text:style-name="P23">Ans. (Q5.java)</text:p>
        </text:list-item>
      </text:list>
      <text:p text:style-name="P5">import java.util.ArrayList;</text:p>
      <text:p text:style-name="P5">import java.util.Collections;</text:p>
      <text:p text:style-name="P5">import java.util.List;</text:p>
      <text:p text:style-name="P5"/>
      <text:p text:style-name="P5">class Student implements Comparable&lt;Student&gt;</text:p>
      <text:p text:style-name="P5">{</text:p>
      <text:p text:style-name="P5"><text:s text:c="4"/>String name;</text:p>
      <text:p text:style-name="P5"><text:s text:c="4"/>Double score;</text:p>
      <text:p text:style-name="P5"><text:s text:c="4"/>Double age;</text:p>
      <text:p text:style-name="P5"/>
      <text:p text:style-name="P5"><text:s text:c="4"/>@Override</text:p>
      <text:p text:style-name="P5"><text:s text:c="4"/>public int compareTo(Student s)</text:p>
      <text:p text:style-name="P5"><text:s text:c="4"/>{</text:p>
      <text:p text:style-name="P5"><text:s text:c="8"/>if(this.score &gt; s.score)</text:p>
      <text:p text:style-name="P5"><text:s text:c="12"/>return 1;</text:p>
      <text:p text:style-name="P5"><text:s text:c="8"/>else if(this.score &lt; s.score)</text:p>
      <text:p text:style-name="P5"><text:s text:c="12"/>return -1;</text:p>
      <text:p text:style-name="P5"><text:s text:c="8"/>else</text:p>
      <text:p text:style-name="P5"><text:s text:c="8"/>{</text:p>
      <text:p text:style-name="P5"><text:s text:c="12"/>return this.name.compareTo(s.name);</text:p>
      <text:p text:style-name="P5"><text:s text:c="8"/>}</text:p>
      <text:p text:style-name="P5"><text:s text:c="4"/>}</text:p>
      <text:p text:style-name="P5"/>
      <text:p text:style-name="P5"><text:s text:c="4"/>Student(String name, Double score, Double age)</text:p>
      <text:p text:style-name="P5"><text:s text:c="4"/>{</text:p>
      <text:p text:style-name="P5"><text:s text:c="8"/>this.name = name;</text:p>
      <text:p text:style-name="P5"><text:s text:c="8"/>this.score = score;</text:p>
      <text:p text:style-name="P5"><text:s text:c="8"/>this.age = age;</text:p>
      <text:p text:style-name="P5"><text:s text:c="4"/>}</text:p>
      <text:p text:style-name="P5"><text:soft-page-break/></text:p>
      <text:p text:style-name="P5">// <text:s text:c="3"/>Student(){}</text:p>
      <text:p text:style-name="P5">}</text:p>
      <text:p text:style-name="P5"/>
      <text:p text:style-name="P5">public class Q5</text:p>
      <text:p text:style-name="P5">{</text:p>
      <text:p text:style-name="P5"><text:s text:c="4"/>public static void main(String args[])</text:p>
      <text:p text:style-name="P5"><text:s text:c="4"/>{</text:p>
      <text:p text:style-name="P5"><text:s text:c="8"/>//Write a program to sort the Student objects based on Score , if the score are same then sort on First Name . Class Student{ String Name; Double Score; Double Age</text:p>
      <text:p text:style-name="P5"><text:s text:c="8"/>List&lt;Student&gt; list = new ArrayList&lt;&gt;();</text:p>
      <text:p text:style-name="P5"><text:s text:c="8"/>list.add(new Student("abc", 10.0, 20.0));</text:p>
      <text:p text:style-name="P5"><text:s text:c="8"/>list.add(new Student("def", 9.0, 19.0));</text:p>
      <text:p text:style-name="P5"><text:s text:c="8"/>list.add(new Student("ghi", 11.0, 21.0));</text:p>
      <text:p text:style-name="P5"><text:s text:c="8"/>list.add(new Student("jkl", 9.0, 18.0));</text:p>
      <text:p text:style-name="P5"/>
      <text:p text:style-name="P5"><text:s text:c="8"/>System.out.println("List before sorting : ");</text:p>
      <text:p text:style-name="P5"><text:s text:c="8"/>for(Student s : list)</text:p>
      <text:p text:style-name="P5"><text:s text:c="8"/>{</text:p>
      <text:p text:style-name="P5"><text:s text:c="12"/>System.out.println("name : " + s.name + ", score : " + s.score + ", age : " + s.age);</text:p>
      <text:p text:style-name="P5"><text:s text:c="8"/>}</text:p>
      <text:p text:style-name="P5"/>
      <text:p text:style-name="P5"><text:s text:c="8"/>Collections.sort(list);</text:p>
      <text:p text:style-name="P5"/>
      <text:p text:style-name="P5"><text:s text:c="8"/>System.out.println("\nList after sorting : ");</text:p>
      <text:p text:style-name="P5"><text:s text:c="8"/>for(Student s : list)</text:p>
      <text:p text:style-name="P5"><text:s text:c="8"/>{</text:p>
      <text:p text:style-name="P5"><text:s text:c="12"/>System.out.println("name : " + s.name + ", score : " + s.score + ", age : " + s.age);</text:p>
      <text:p text:style-name="P5"><text:s text:c="8"/>}</text:p>
      <text:p text:style-name="P5"><text:s text:c="4"/>}</text:p>
      <text:p text:style-name="P5">}</text:p>
      <text:p text:style-name="P12"/>
      <text:list xml:id="list133332164973881" text:continue-numbering="true" text:style-name="L1">
        <text:list-item>
          <text:p text:style-name="P18"><text:bookmark-start text:name="__DdeLink__28_1012404454"/><text:bookmark-start text:name="__DdeLink__26_1012404454"/>Print the elements of an array in the decreasing frequency if 2 numbers have same frequency then print the one which came first.<text:bookmark-end text:name="__DdeLink__28_1012404454"/><text:bookmark-end text:name="__DdeLink__26_1012404454"/></text:p>
          <text:p text:style-name="P24">Ans. (Q6.java)</text:p>
        </text:list-item>
      </text:list>
      <text:p text:style-name="P7">import java.util.*;</text:p>
      <text:p text:style-name="P7"/>
      <text:p text:style-name="P7">public class Q6 {</text:p>
      <text:p text:style-name="P7"><text:s text:c="4"/>public static void main(String args[])</text:p>
      <text:p text:style-name="P7"><text:s text:c="4"/>{</text:p>
      <text:p text:style-name="P7"><text:s text:c="8"/>//Print the elements of an array in the decreasing frequency if 2 numbers have same frequency then print the one which came first.</text:p>
      <text:p text:style-name="P7"/>
      <text:p text:style-name="P7"><text:s text:c="8"/>int arr[] = {5, 3, 2, 3, 1, 6, 2, 7};</text:p>
      <text:p text:style-name="P7"><text:s text:c="8"/>Map&lt;Integer, Integer&gt; map = new LinkedHashMap&lt;&gt;();</text:p>
      <text:p text:style-name="P7"><text:s text:c="8"/>for(int i = 0 ; i &lt; arr.length ; i++)</text:p>
      <text:p text:style-name="P7"><text:s text:c="8"/>{</text:p>
      <text:p text:style-name="P7"><text:s text:c="12"/>if(map.containsKey(arr[i]))</text:p>
      <text:p text:style-name="P7"><text:s text:c="12"/>{</text:p>
      <text:p text:style-name="P7"><text:s text:c="16"/>map.put(arr[i], map.get(arr[i]) + 1);</text:p>
      <text:p text:style-name="P7"><text:s text:c="12"/>}</text:p>
      <text:p text:style-name="P7"><text:s text:c="12"/>else</text:p>
      <text:p text:style-name="P7"><text:s text:c="12"/>{</text:p>
      <text:p text:style-name="P7"><text:s text:c="16"/>map.put(arr[i], 1);</text:p>
      <text:p text:style-name="P7"><text:s text:c="12"/>}</text:p>
      <text:p text:style-name="P7"><text:s text:c="8"/>}</text:p>
      <text:p text:style-name="P7"/>
      <text:p text:style-name="P7"><text:s text:c="8"/>List&lt;Map.Entry&lt;Integer, Integer&gt;&gt; list = new ArrayList&lt;&gt;(map.entrySet());</text:p>
      <text:p text:style-name="P7"><text:s text:c="8"/>Collections.sort(list, new Comparator&lt;Map.Entry&lt;Integer, Integer&gt;&gt;() {</text:p>
      <text:p text:style-name="P7"><text:s text:c="12"/>@Override</text:p>
      <text:p text:style-name="P7"><text:s text:c="12"/>public int compare(Map.Entry&lt;Integer, Integer&gt; o1, Map.Entry&lt;Integer, Integer&gt; o2) {</text:p>
      <text:p text:style-name="P7"><text:s text:c="16"/>return -(o1.getValue().compareTo(o2.getValue()));</text:p>
      <text:p text:style-name="P7"><text:s text:c="12"/>}</text:p>
      <text:p text:style-name="P7"><text:s text:c="8"/>});</text:p>
      <text:p text:style-name="P7"/>
      <text:p text:style-name="P7"><text:soft-page-break/><text:s text:c="8"/>Map&lt;Integer, Integer&gt; m2 = new LinkedHashMap&lt;&gt;();</text:p>
      <text:p text:style-name="P7"><text:s text:c="8"/>for(Map.Entry&lt;Integer, Integer&gt; i : list)</text:p>
      <text:p text:style-name="P7"><text:s text:c="8"/>{</text:p>
      <text:p text:style-name="P7"><text:s text:c="12"/>m2.put(i.getKey(), i.getValue());</text:p>
      <text:p text:style-name="P7"><text:s text:c="8"/>}</text:p>
      <text:p text:style-name="P7"><text:s text:c="8"/>System.out.println(m2);</text:p>
      <text:p text:style-name="P7"><text:s text:c="4"/>}</text:p>
      <text:p text:style-name="P7">}</text:p>
      <text:p text:style-name="P7"/>
      <text:p text:style-name="P14"/>
      <text:list xml:id="list133332389785607" text:continue-numbering="true" text:style-name="L1">
        <text:list-item>
          <text:p text:style-name="P25"><text:bookmark-start text:name="__DdeLink__30_1012404454"/>Design a Data Structure SpecialStack that supports all the stack operations like push(), pop(), isEmpty(), isFull() and an additional operation getMin() which should return minimum element from the SpecialStack. (Expected complexity ­ O(1))<text:bookmark-end text:name="__DdeLink__30_1012404454"/></text:p>
          <text:p text:style-name="P26">Ans. <text:span text:style-name="T3">(Refer to Q7.java)</text:span></text:p>
        </text:list-item>
      </text:list>
      <text:p text:style-name="P8"/>
      <text:p text:style-name="P8"/>
      <text:p text:style-name="P15"/>
      <text:list xml:id="list133331185786950" text:continue-numbering="true" text:style-name="L1">
        <text:list-item>
          <text:p text:style-name="P18">Write a program to format date as example "21-March-2016"</text:p>
          <text:p text:style-name="P27">Ans. (Q8.java)</text:p>
        </text:list-item>
      </text:list>
      <text:p text:style-name="P6">import java.text.SimpleDateFormat;</text:p>
      <text:p text:style-name="P6">import java.util.Date;</text:p>
      <text:p text:style-name="P6"/>
      <text:p text:style-name="P6">public class Q8 {</text:p>
      <text:p text:style-name="P6"><text:s text:c="4"/>public static void main(String[] args) </text:p>
      <text:p text:style-name="P6"><text:s text:c="4"/>{</text:p>
      <text:p text:style-name="P6"><text:s text:c="8"/>SimpleDateFormat formatter <text:s/>= new SimpleDateFormat("dd-MMMM-YYYY");</text:p>
      <text:p text:style-name="P6"><text:s text:c="8"/>System.out.println("Today's Date: " + formatter.format(new Date()));</text:p>
      <text:p text:style-name="P6"><text:s text:c="4"/>}</text:p>
      <text:p text:style-name="P6">}</text:p>
      <text:p text:style-name="P6"/>
      <text:p text:style-name="P13"/>
      <text:list xml:id="list133331729951873" text:continue-numbering="true" text:style-name="L1">
        <text:list-item>
          <text:p text:style-name="P18">Write a program to display times in different country format.</text:p>
          <text:p text:style-name="P27">Ans.</text:p>
        </text:list-item>
      </text:list>
      <text:p text:style-name="P8"/>
      <text:p text:style-name="Standard">import java.text.DateFormat;</text:p>
      <text:p text:style-name="Standard">import java.util.Date;</text:p>
      <text:p text:style-name="Standard">import java.util.Locale;</text:p>
      <text:p text:style-name="Standard"/>
      <text:p text:style-name="Standard">public class Q9</text:p>
      <text:p text:style-name="Standard">{</text:p>
      <text:p text:style-name="Standard"><text:s text:c="4"/>public static void main(String args[])</text:p>
      <text:p text:style-name="Standard"><text:s text:c="4"/>{</text:p>
      <text:p text:style-name="Standard"><text:s text:c="8"/>Date d1 = new Date();</text:p>
      <text:p text:style-name="Standard"><text:s text:c="8"/>System.out.println("Today's date : " + d1);</text:p>
      <text:p text:style-name="Standard"/>
      <text:p text:style-name="Standard"><text:s text:c="8"/>Locale italian = new Locale("it", "IT");</text:p>
      <text:p text:style-name="Standard"><text:s text:c="8"/>Locale indian = new Locale("hi", "IN");</text:p>
      <text:p text:style-name="Standard"/>
      <text:p text:style-name="Standard"><text:s text:c="8"/>DateFormat ind = DateFormat.getDateInstance(DateFormat.FULL, indian);</text:p>
      <text:p text:style-name="Standard"><text:s text:c="8"/>DateFormat ita = DateFormat.getDateInstance(DateFormat.FULL, italian);</text:p>
      <text:p text:style-name="Standard"/>
      <text:p text:style-name="Standard"><text:s text:c="8"/>System.out.println("Indian : " + ind.format(d1));</text:p>
      <text:p text:style-name="Standard"><text:s text:c="8"/>System.out.println("Indian : " + ita.format(d1)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02:05:17.910376032</meta:creation-date>
    <dc:date>2019-02-25T13:33:30.415011832</dc:date>
    <meta:editing-duration>PT2H29M10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2" meta:paragraph-count="241" meta:word-count="990" meta:character-count="8052" meta:non-whitespace-character-count="5950"/>
  </office:meta>
</office:document-meta>
</file>